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EA0000319D3494F915.svm"/>
  <manifest:file-entry manifest:media-type="" manifest:full-path="Pictures/200000070000422600004226451B8FAA.svm"/>
  <manifest:file-entry manifest:media-type="" manifest:full-path="Pictures/200000070000409900002BB92E8E9FA3.svm"/>
  <manifest:file-entry manifest:media-type="" manifest:full-path="Pictures/20000007000065CE000046149BC947A0.svm"/>
  <manifest:file-entry manifest:media-type="" manifest:full-path="Pictures/20000007000074FF000045F9F0974227.svm"/>
  <manifest:file-entry manifest:media-type="" manifest:full-path="Pictures/20000007000038F40000344DFAC39C7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lementation</text:p>
      <text:p text:style-name="P2"/>
      <text:p text:style-name="P2"/>
      <text:p text:style-name="P3">4.1: In this chapter</text:p>
      <text:p text:style-name="P1">Here I will explain the process I went through to create AstroEvolution. I will address the technologies I used, the challenges I faced, and the solutions I found.</text:p>
      <text:p text:style-name="P1"/>
      <text:p text:style-name="P1"/>
      <text:p text:style-name="P3">4.2: Tools and Technologies used</text:p>
      <text:p text:style-name="P1">To create AstroEvolution, I needed a tool that was both quick and easy to develop games with and provided enough power and flexibility to let me write complex and powerful code for the GA. </text:p>
      <text:p text:style-name="P1"/>
      <text:p text:style-name="P3"><text:span text:style-name="T1">I decided to use Unity</text:span><text:span text:style-name="T3">[1]</text:span><text:span text:style-name="T1">, a tool described on their website as:</text:span></text:p>
      <text:p text:style-name="P1"/>
      <text:p text:style-name="P6">“a flexible and powerful development platform for creating multiplatform 3D and 2D games and interactive experiences. It's a complete ecosystem for anyone who aims to build a business on creating high-end content and connecting to their most loyal and enthusiastic players and customers.”</text:p>
      <text:p text:style-name="P3"/>
      <text:p text:style-name="P1">Having spent a year in industry working for a mobile games company, I have had the chance to experiment with many indie game development platforms, such as Adobe Air, XNA and HTML5. Unity is by far my favourite working environment, and perfect for this project. Unity provides features such as input management, resource management, scene loading and scene design tools that allow me to put the structure of the game together in days. However it also allows me to script the game in C#, which is a relatively powerful language and certainly good enough for my design. </text:p>
      <text:p text:style-name="P1"/>
      <text:p text:style-name="P1">Unity is primarily a component entity system framework, however it is not strict in that it allows you to use the full capability's of C# (an object oriented language.) One of the biggest dangers in using Unity is that you can end up with an implementation that is in-consistent and hard to follow because you have switched between using the two fundamentally different concepts in an odd way. This is primarily because there is almost always more than one way to achieve a certain task in Unity. Here I rely on experience to create clean efficient code. <text:s/></text:p>
      <text:p text:style-name="P1"/>
      <text:p text:style-name="P1"/>
      <text:p text:style-name="P3">4.3 Chromosome structure</text:p>
      <text:p text:style-name="P1">The first step for me was to create a data structure that could be used to represent both the physical form of the ships and their behaviour. This structure would also need to be used for cross breeding and mutating with other chromosome's.</text:p>
      <text:p text:style-name="P1"/>
      <text:p text:style-name="P1">I decided to structure ships in a quad tree as pictured in figure 4.1. As can be seen, a spaceship is made up of blocks. These blocks have a range of properties, perhaps <text:soft-page-break/>most importantly though, they can be either engine blocks or solid blocks, where an engine block can apply a force to the ships body. Each block holds a pointer to four other blocks: up, down, left and right, as well as a pointer to its parent. This tree representation was inspired by Karl Sims' paper<text:span text:style-name="T2">[2]</text:span>, although it bares some key differences. In Sims' work he is simulating joints and limbs, where as here I am simulating solid spaceships, so I created a system that is more appropriate. The benefit to me of using a tree, as opposed to storing a chromosome in one class with one instance per ship, is that it keeps the code neat and simple and would later allow me to use the tree crossover algorithm in my GA.</text:p>
      <text:p text:style-name="P4"><draw:frame draw:style-name="fr1" draw:name="graphics1" text:anchor-type="paragraph" svg:width="16.536cm" svg:height="11.194cm" draw:z-index="0"><draw:image xlink:href="Pictures/200000070000409900002BB92E8E9FA3.svm" xlink:type="simple" xlink:show="embed" xlink:actuate="onLoad"/></draw:frame>Figure 4.1 (Image showing how the physical form of a ship is represented as a quad tree)</text:p>
      <text:p text:style-name="P1"/>
      <text:p text:style-name="P1">In my GA, a chromosome is represented simply as the root node of the tree, so a chromosome is a chromosome node, but a chromosome node is only a chromosome if it has no parent node. The properties of a “ShipChromosomeNode” are listed below:</text:p>
      <text:p text:style-name="P1"/>
      <text:list xml:id="list354569108771099222" text:style-name="L1">
        <text:list-item>
          <text:list>
            <text:list-item>
              <text:p text:style-name="P7">public ShipChromosomeNode top.</text:p>
            </text:list-item>
            <text:list-item>
              <text:p text:style-name="P7">public ShipChromosomeNode bottom.</text:p>
            </text:list-item>
            <text:list-item>
              <text:p text:style-name="P7">public ShipChromosomeNode left.</text:p>
            </text:list-item>
            <text:list-item>
              <text:p text:style-name="P7">public ShipChromosomeNode right.</text:p>
            </text:list-item>
            <text:list-item>
              <text:p text:style-name="P7">public bool isEngine.</text:p>
            </text:list-item>
            <text:list-item>
              <text:p text:style-name="P7">public float relativeRotation <text:span text:style-name="T5">-</text:span> <text:span text:style-name="T5">the rotation of this block relative to the parent.</text:span></text:p>
            </text:list-item>
            <text:list-item>
              <text:p text:style-name="P7">public float startEngageAngle<text:span text:style-name="T5"> - explained below.</text:span></text:p>
            </text:list-item>
            <text:list-item>
              <text:p text:style-name="P7"><text:soft-page-break/>public float rangeEngageAngle <text:span text:style-name="T5">- explained below.</text:span></text:p>
            </text:list-item>
            <text:list-item>
              <text:p text:style-name="P7">public ChildNode parentPos<text:span text:style-name="T5"> - an enumerator that can take the values: NONE, TOP, BOTTOM, LEFT or RIGHT.</text:span></text:p>
            </text:list-item>
            <text:list-item>
              <text:p text:style-name="P9"><text:span text:style-name="T4">public int depth</text:span><text:span text:style-name="T5"> - the depth of this node within the tree.</text:span></text:p>
            </text:list-item>
          </text:list>
        </text:list-item>
      </text:list>
      <text:p text:style-name="P1"/>
      <text:p text:style-name="P1">The behaviour of a particular ship is encoded by giving each block a startEngageAngle and a rangeEngageAngle; two rotations that are always considered relative to the rotation of the block. If the block is an engine, it will use these values by looking at the angle between its forward direction and its target and engaging the engine if this angle falls within the startEngageAngle plus the rangeEngageAngle. For example, in figure 4.2 below, the engine would not engage unless it's target was behind it (note that the forward vector, start engage angle and range engage angle of an engine all rotate with that engine in euclidean space.) The overall behaviour of a ship therefore is simply the net effect of many engines acting independently to apply forces to the same space ship.</text:p>
      <text:p text:style-name="P1"/>
      <text:p text:style-name="P4"><draw:frame draw:style-name="fr1" draw:name="graphics2" text:anchor-type="paragraph" svg:width="13.31cm" svg:height="13.31cm" draw:z-index="1"><draw:image xlink:href="Pictures/200000070000422600004226451B8FAA.svm" xlink:type="simple" xlink:show="embed" xlink:actuate="onLoad"/></draw:frame>Figure 4.2 (Image showing how the engine behaviour is defined)</text:p>
      <text:p text:style-name="P1"/>
      <text:p text:style-name="P3"/>
      <text:p text:style-name="P3">4.4 Generating a ship</text:p>
      <text:p text:style-name="P1">The next step in creating the spaceships was to create random chromosome data and <text:soft-page-break/>use it to create ships in a physical and graphical simulation (or game world). </text:p>
      <text:p text:style-name="P1"/>
      <text:p text:style-name="P1">To create a random chromosome I wrote a static function within ShipChromosomeNode that creates an instance of its self, randomized its properties, and then calls its self recursively with a certain probability to fill it's up, down, left, and right slots. The probability and property bounds are all defined in a “Config” class that contains the configuration for the whole game. </text:p>
      <text:p text:style-name="P1"/>
      <text:p text:style-name="P1">Next I needed to take that data and use it to construct a ship. The structure I used here was to give every ship a “ShipController.” and then construct a physical ship based on the chromosome data giving each block either a “BlockScript” or an “EngineScript” (depending on what type of block it is) with a reference to the ship controller. The engine's can then call a function in the ship controller to find the ships current target in global space and if the engine should engage (dictated by the process described above), it will call a second function in the ship controller that applies a force to the ships body from the angle and position of the engine relative to the ship. </text:p>
      <text:p text:style-name="P1"/>
      <text:p text:style-name="P4"><draw:frame draw:style-name="fr1" draw:name="graphics3" text:anchor-type="paragraph" svg:width="15.081cm" svg:height="12.702cm" draw:z-index="2"><draw:image xlink:href="Pictures/2000000700003AEA0000319D3494F915.svm" xlink:type="simple" xlink:show="embed" xlink:actuate="onLoad"/></draw:frame>Figure 4.3 (Image showing a ship construction)</text:p>
      <text:p text:style-name="P1"/>
      <text:p text:style-name="P1">Figure 4.3 demonstrates the outcome. The thin green lines surrounding all of the blocks represent the collider (or collision shape) of the object. The ship controller object also holds a rigid body that defines the physical properties of the shape (e.g. <text:soft-page-break/>mass, drag, angular drag), and these properties can all be edited in the config. The textures I used are very primitive, I have done just enough that it is obvious what is what, without investing time in making the game look good, since this is not relevant to my project.</text:p>
      <text:p text:style-name="P1"/>
      <text:p text:style-name="P1">The way the ships choose their next target is relatively simple. I chose not to add in any kind of path-finding, although I could have integrated a standard path-finding algorithm such as A* that would set short targets for the ships that were on the correct path to their final destination. Instead I manually designed a path and implemented the target selection of the ships to simply select the next closest way-point on the path.</text:p>
      <text:p text:style-name="P1"/>
      <text:p text:style-name="P1"/>
      <text:p text:style-name="P3">4.5 The population manager</text:p>
      <text:p text:style-name="P1">After creating a working ship generator, I began work on a PopulationManager class. This class essentially holds a reference to many ship generator instances and tells them when to generate a ship (optionally telling them what ship to create by passing in a chromosome.)</text:p>
      <text:p text:style-name="P1"/>
      <text:p text:style-name="P1">At this point my aim was to create a ship that would have the desired behaviour of being effective at finding going towards a given target no matter where that target was placed around it. To do that I would need a testing environment that would allow the GA to dictate how good different ship builds were at reaching their target. I built several testing environments, but the one I had the most success with is shown in figure 4.4 below.</text:p>
      <text:p text:style-name="P1"/>
      <text:p text:style-name="P4"><draw:frame draw:style-name="fr2" draw:name="graphics4" text:anchor-type="paragraph" svg:x="0.864cm" svg:y="0.224cm" svg:width="15.258cm" svg:height="10.5cm" draw:z-index="3"><draw:image xlink:href="Pictures/20000007000065CE000046149BC947A0.svm" xlink:type="simple" xlink:show="embed" xlink:actuate="onLoad"/></draw:frame><text:soft-page-break/>Figure 4.4 (Image showing the testing environment)</text:p>
      <text:p text:style-name="P1"/>
      <text:p text:style-name="P1">The ships all spawn in the same place in the bottom left of the map. The white lines are there for debugging purposes, they show the next target of a particular ship. The green lines are the way-points that the ships are aiming for. If a ship ever runs out of targets, it simply aims for the global origin, which in this case is at the end of the track.</text:p>
      <text:p text:style-name="P1"/>
      <text:p text:style-name="P1">When running these tests I initially had the ships destroyed on a loop. Every 'X' seconds, the generation ends, all ships are destroyed and a new generation is created at the spawn point (where X is defined in the config file.)</text:p>
      <text:p text:style-name="P1"/>
      <text:p text:style-name="P1">Once I had ships being created, and a way of testing them, I moved on to create the actual GA that would evolve them. This includes four stages: the fitness function, selection algorithm, the crossover algorithm and the mutation algorithm.</text:p>
      <text:p text:style-name="P1"/>
      <text:p text:style-name="P1"/>
      <text:p text:style-name="P3">4.6 The fitness function</text:p>
      <text:p text:style-name="P1">The fitness function is essentially a function that takes a chromosome and tells you how good it is so that you can rank it against other chromosome's. A large part of how effective a GA is resides in how well the fitness function represents the desired solution. The task of creating a good fitness function is deceptively difficult. I have found my self having to change and tweak my fitness function parameters constantly because the simulation tends to find a solution that is difficult to beat before finding a good solution. i.e. Often the simulation will get stuck at a local optimum in the solution space, rather than a/the global optimum. </text:p>
      <text:p text:style-name="P1"/>
      <text:p text:style-name="P1">The fitness function returns a number (a double value) that represents how good the individual is. In my implementation, a smaller number means a better individual. As it stands now, the fitness function looks like this:</text:p>
      <text:p text:style-name="P1"/>
      <text:p text:style-name="P1"><text:tab/>(((cumulativeDistanceFromTarget / (double)limbCount) </text:p>
      <text:p text:style-name="P1"><text:tab/>+ fuelUsed + stillnessValue + slownessValue + angularVelValue) </text:p>
      <text:p text:style-name="P1"><text:tab/>/ (double)lifetime) </text:p>
      <text:p text:style-name="P1"/>
      <text:p text:style-name="P1"><text:tab/>* (double)Mathf.Pow(Config.ORB_MULTIPLIER, (float)orbsCollected)</text:p>
      <text:p text:style-name="P1"><text:tab/>* (double)Mathf.Pow(Config.BLOAT_MULTIPLIER, <text:tab/><text:tab/><text:tab/><text:tab/><text:tab/><text:tab/>rootNode.engineCount());</text:p>
      <text:p text:style-name="P1"/>
      <text:p text:style-name="P1">This can be considered in two sections: the values considered per unit time, and the multiplier’s.</text:p>
      <text:p text:style-name="P1"/>
      <text:p text:style-name="P1">The values considered per unit lifetime are:</text:p>
      <text:p text:style-name="P1"/>
      <text:list xml:id="list6159494392389954469" text:style-name="L2">
        <text:list-item>
          <text:list>
            <text:list-item>
              <text:p text:style-name="P10">cumulativeDistanceFromTarget / limbCount : every unit of time, all the <text:soft-page-break/>block scripts and engine scripts call a function in their ship controller class that takes that blocks global position and adds a value to the cumulativeDistanceFromTarget variable equal to the square distance from the block to the target. Essentially this line is saying “a ship is good if it is spends most of its time close to its target.”</text:p>
            </text:list-item>
            <text:list-item>
              <text:p text:style-name="P10">fuelUsed : the less fuel used the better a ship is, the cost of fuel (stored in the config) is added to this variable, by each engine that is engaged, each time frame. </text:p>
            </text:list-item>
            <text:list-item>
              <text:p text:style-name="P10">stillnessValue : This value is incremented by an amount defined in the config class for every unit of time that the ship is still. this variable is there to punish ships that simply stay still and do not move. If a ship flies off away from its target, it should still be considered better than a ship that stays still near its target, since we want to encourage active ships.</text:p>
            </text:list-item>
            <text:list-item>
              <text:p text:style-name="P10">slownessValue : this value is incremented by an amount defined in the config class for every unit of time that the ship has not completed the course. This is there so that ships don't complete the course, but then get a worse score because they don't go to the origin and stop. More often than not, good ships don't learn to stop, so they end up flying away from the origin once they get there, and can get a worse score than a slower ship who completes the course just as the generation ends. The slownessValue ensures that the fitness function always favours the fastest ships to complete the course. </text:p>
            </text:list-item>
            <text:list-item>
              <text:p text:style-name="P10">angularVelValue : this value is the cumulative amount of angular velocity of the ship around the z axis (going into the screen), multiplied by a value in the config, over its lifetime. This is there to punish ships that spin constantly. Spinning ships is a particularly frustrating problem, since they are one of the easiest solutions for the GA to find (as I will talk about in my results section.) Spinning ships are bad solutions because they are typically much slower than non-spinning ships. </text:p>
            </text:list-item>
          </text:list>
        </text:list-item>
      </text:list>
      <text:p text:style-name="P1"/>
      <text:p text:style-name="P1">The orb multiplier and the bloat multiplier are values that affect the fitness exponentially. The orb multiplier is a value below one that is put to the power of the number of way-points the ship passed through in its lifetime. The fitness is then multiplied by this value. The bloat multiplier is a value above one that is put to the power of the number of engines in the ships chromosome. Again the fitness is multiplied by this value. </text:p>
      <text:p text:style-name="P1"/>
      <text:p text:style-name="P1">Bloat is a common problem in genetic programming (a version of genetic algorithms), where solutions have a tendency to grow bigger and bigger in complexity over iterations of the GA. It is in fact a fringe area for evolutionary algorithms: “Bloat is one of the most interesting theoretical problems in genetic programming (GP), and one of the most important pragmatic limitations in the development of real-world GP solutions.”<text:span text:style-name="T2">[3]</text:span> My solution to this problem was simply to punish solutions that are more complex, but only very slightly. A solution that is <text:soft-page-break/>just as effective, but slightly less complex should be considered a better solution. </text:p>
      <text:p text:style-name="P1"/>
      <text:p text:style-name="P1"/>
      <text:p text:style-name="P3">4.7 The selection policy</text:p>
      <text:p text:style-name="P1">The selection policy is the means by which you select a group of individuals from a generation to breed in the next round. There are many different types of selection policy including roulette wheel, tournament selection and stochastic universal sampling(SUS). They are often compared by their “selection pressure” which is a measure of how elitist the policy is, or how often it will choose the strongest individual rather than giving weaker ones a chance. If selection pressure is too high, then the algorithm may arrive at a solution too quickly. It will exploit the stronger solutions too early and not explore the solution space enough. If selection pressure is too low, then stronger solutions may not be selected enough to have a significant impact on the next generations. As with most aspects of GA's, the right selection policy is dependent on the problem you are trying to solve.</text:p>
      <text:p text:style-name="P1"/>
      <text:p text:style-name="P1">I chose to use SUS. Here I will talk briefly about the alternatives, how they work, and why they are not suitable for my particular project.</text:p>
      <text:p text:style-name="P1"/>
      <text:p text:style-name="P1">Tournament selection is roughly the process of choosing two individuals at random, comparing their fitness and adding the best to the mating pool N times, where N is the number of individuals you want in your mating pool. Tournament selection is simple to implement, however the selection pressure varies depending on the size of your input pool. If you have a large pool of individual's, then the selection pressure drops. This solution has an optimum input size, and I wanted a solution that was more generically applicable, since I was not sure how many ships I would be generating per generation.</text:p>
      <text:p text:style-name="P1"/>
      <text:p text:style-name="P1">Roulette wheel selection involves giving every individual a probability to be selected that is proportional to its fitness, and then selecting N individuals, again where N is the number of individuals you want in your mating pool. The problem with this is that selection pressure can be erratic. On any given generation, there is a chance it may select the same individuals many times and eradicate all diversity from the gene pool.</text:p>
      <text:p text:style-name="P1"/>
      <text:p text:style-name="P1">SUS is actually a version of roulette wheel selection that was designed to solve the problem I described above. One way you might implement roulette wheel selection is to give every individual a range of values between 0 and 1(e.g. 0.2 to 0.3), the size of which is proportional to the individuals fitness. Then you would generate a random number between 0 and 1 and select the individual who's range this number falls within. SUS works similarly to this, only instead of generating a new random number every time, you generate only one random number, and then add on (1 / N) continuously to select the next individual, wrapping back round to 0 when the value becomes greater than 1. The advantage of SUS is that it provides steady selection pressure but always gives weaker individuals a chance, even if only a small one. <text:soft-page-break/>Through testing and tweaking my fitness function values, I have been able to get the selection pressure good enough to find a relatively good solution in a reasonable time frame. I will talk more about this in my results section.</text:p>
      <text:p text:style-name="P1"/>
      <text:p text:style-name="P1">At this stage in my implementation, I can create a large group of random ships, test them, rank them by how good they are, and then create a pool of individuals ready for cross-breeding. </text:p>
      <text:p text:style-name="P1"/>
      <text:p text:style-name="P1"/>
      <text:p text:style-name="P3">4.8 The crossover algorithm</text:p>
      <text:p text:style-name="P1">This is the algorithm that defines what the offspring chromosome of two parent chromosome's should be. I used the standard crossover algorithm for tree structures, which is called tree crossover. Tree crossover is very simple as can be seen in figure 4.5. Taking two individuals as an input, the algorithm picks a random node in each, and then switches those node's. The algorithm creates an output pool of offspring as large as the input pool passed to it. </text:p>
      <text:p text:style-name="P1"/>
      <text:p text:style-name="P1">In my implementation of this algorithm, I wrote a deep copy function for ShipChromosomeNode and copied two random individuals from the selection set at a time. For each pair of individuals, I selected a random node from both, and then switched the references to those random nodes parents.</text:p>
      <text:p text:style-name="P1"/>
      <text:p text:style-name="P4"><draw:frame draw:style-name="fr1" draw:name="graphics5" text:anchor-type="paragraph" svg:width="12.852cm" svg:height="11.802cm" draw:z-index="4"><draw:image xlink:href="Pictures/20000007000038F40000344DFAC39C74.svm" xlink:type="simple" xlink:show="embed" xlink:actuate="onLoad"/></draw:frame>Figure 4.5 (Image explaining the crossover algorithm)</text:p>
      <text:p text:style-name="P1"/>
      <text:p text:style-name="P1"><text:soft-page-break/>There are many different types of crossover algorithm, however many of them are designed to work on binary chromosome inputs instead of trees. I could have used a different knowledge representation for the chromosome's e.g. binary strings, but I chose trees for two reasons. Firstly the implementation is clean and does not require too complex of an encoding process that could mask the clarity of the process. I was able to see clearly the effects of the tree crossover graphically, and ensure that it was running as expected, because one can easily translate between a tree and how it's physical ship should look in their mind. Secondly notice how it is unlikely that two offspring will be perfect copies of their parents, even if the parents are identical. This is an interesting property of tree crossover which ensures that new and interesting ships are constantly being created. This keeps the game more visually interesting as well as ensuring that the player is constantly being challenged by different types of enemies. </text:p>
      <text:p text:style-name="P1"/>
      <text:p text:style-name="P1">The output offspring will later be used to initialize the next generation, however, there is one last key stage to the evolution process which is mutation. </text:p>
      <text:p text:style-name="P1"/>
      <text:p text:style-name="P1"/>
      <text:p text:style-name="P3">4.9 The mutation algorithm</text:p>
      <text:p text:style-name="P1">Mutation is the final stage in any GA. It is essentially the process of randomly changing certain individuals in the offspring pool with a certain probability. On the surface this can seem like an odd thing to do, but it's actually very important to the effectiveness of the algorithm.</text:p>
      <text:p text:style-name="P1"/>
      <text:p text:style-name="P1">Mutation makes sure that diversity is always being introduced into the pool. Any randomly created individual has a small chance to be more successful than its predecessors, and any slightly changed individual has a small chance to have been improved by that change. As long as mutations are introduced, new solution ideas will continue to be explored, over time the effect is that the species tends towards becoming a hybrid of the most successful solutions so far. To this end I went about implementing two different types of mutation operators.</text:p>
      <text:p text:style-name="P1"/>
      <text:p text:style-name="P1">My first approach was to write a tree mutation function that would take a ship chromosome node and select a random node from its entire tree structure. The function would then create a new random ship chromosome node and replace the selected node and everything beneath it with the new tree. This mutation algorithm is relatively unpredictable however, as sometimes it can select a node quite high up the tree and basically end up creating a new ship all together. The problem with that is that the more evolved the other offspring are, the less likely a completely new individual is going to be an improvement on the last. I decided therefore to change my approach and write a node mutate function instead.</text:p>
      <text:p text:style-name="P1"/>
      <text:p text:style-name="P1">The node mutate algorithm works by simply selecting a random node from the tree of the input chromosome, and then randomizing the properties of that node. The difference here is that the change is small enough that it is less likely to damage the <text:soft-page-break/>performance of a particular offspring too much, though it may alter its behaviour slightly. If the change does make the offspring worse, then it is unlikely to make it worse enough that it is made extinct in the next generation. If the change makes the offspring better, then this improvement is guaranteed to be capitalised on in later generations. This is because of an important tweak to the population manager means it ensures that the best individual of all time is always re-injected back into the pool right before the next generation is initialized.</text:p>
      <text:p text:style-name="P1"/>
      <text:p text:style-name="P1"/>
      <text:p text:style-name="P3">4.10 Optimizing the testing process</text:p>
      <text:p text:style-name="P1">Once I had a working GA, it was time to put it to the test by running my pathway test over several generations and seeing if the ships seemed to be evolving. However I was not immediately able to do this because the original testing environment for the ships was very in-efficient.</text:p>
      <text:p text:style-name="P1"/>
      <text:p text:style-name="P1">One of the main problems I had faced was that I had implemented the physics in a very in-efficient way. The colliders of the ships were actually all constructed of several colliders connected by fixed joints in the physics engine. This made sense because it meant that when a ship was being initialized, each block that was created constructed a collision mesh for its self. The block script would then create any children blocks it should have and call the initializers of all it's children node's. Finally it would create a fixed joint between its collision mesh and each of its children's collision mesh's.</text:p>
      <text:p text:style-name="P1"/>
      <text:p text:style-name="P1">This implementation meant that in order for the physics engine to resolve a collision between a ship and another object, it had to first check for collisions with all the sub-shapes (the blocks), and then if there was a collision, resolve the collision in an even more complex way. For two objects connected by a fixed joint, you must not only resolve the forces between the object in collision and the object it is colliding with, but also then resolve the force that would be translate to the object it is attached to via a fixed joint. This complexity grows exponentially when you have many blocks all attached to each other, and is very taxing on the physics engine. </text:p>
      <text:p text:style-name="P1"/>
      <text:p text:style-name="P1">To fix this, I ended up writing a function that was able to take the meshes of several colliders and combine them into one mesh at runtime (using existing functionality from Unity.) This meant that each ship only had one rigid body and one collider. In order to account for the difference, I had to make slight changes to the engine script implementation. Now instead of each block applying a force to it's own rigid body at the centre of its mass, I was applying a force to the rigid body for the whole ship at an offset from its centre (based on that engine's relative position.)</text:p>
      <text:p text:style-name="P1"/>
      <text:p text:style-name="P1">Even with this change in place, I ended up removing collision detection between the ships themselves in order to further speed up the physics. I also implemented a time out for ships that stop moving. Since a ships behaviour is completely determined by the angle between its forward vector and its target, it can be observed that a ship <text:soft-page-break/>targeting a static object that is not moving or rotating will never move or rotate unless it is acted on by an external force. In light of this observation I implemented a counter that starts counting every time the ship has not moved or rotated from one frame to the next. Once a ship has not moved for a given time (defined in the config file), the ship loses the ability to apply any forces. This actually had a significant speed impact on my simulation, because ships that are stuck flying straight into walls are some of the most taxing on the physics engine. A ship that is colliding with a wall and applying a force into the wall will, on every frame, be moved in to the wall, discover it is colliding with the wall, be moved back out of the wall and then have a force applied to it along the normal of the collision. All these calculations add up when you are simulating large amounts of ships.</text:p>
      <text:p text:style-name="P1"/>
      <text:p text:style-name="P1">All of these physics optimizations allowed me to run tests with a much larger starting population size, which increases the chance that a good solution will be found. After the optimizations I was able to run the pathway test at anywhere between 4 and 8 times it's natural speed. One of the biggest limiters to the population size that I could simulate was the bloat multiplier. A higher bloat multiplier causes the ships to tend towards having less engines, which means less forces to be resolved per ship at runtime, and therefore a quicker simulation.</text:p>
      <text:p text:style-name="P1"/>
      <text:p text:style-name="P1"/>
      <text:p text:style-name="P3">4.11 Integrating the simulation into the game design</text:p>
      <text:p text:style-name="P1">After creating a working GA that was relatively capable of generating ships that could complete the path test, I moved on to create the game its self. This involved creating the game world and implementing the basic game-play features.</text:p>
      <text:p text:style-name="P1"/>
      <text:p text:style-name="P3"><text:span text:style-name="T1">I began by creating a player character that could be controlled by user input. To do this, I wrote a script called “PlayerScript”, which used a basic graphic of a white circle and the input manager provided by Unity. The player has it's own rigid body and collider; originally the player script changed the acceleration of the player, so that the player was in some ways even with the ships and only capable of changing direction slowly (similar to the player controls in asteroids</text:span><text:span text:style-name="T3">[4]</text:span><text:span text:style-name="T1">.) Once I had a player in the game I tested the ships ability to chase me as the player by altering the targeting script of the ships to target the player once they ran out of way-points. </text:span></text:p>
      <text:p text:style-name="P1"/>
      <text:p text:style-name="P3"><text:span text:style-name="T1">The biggest challenge I faced here was finding a good difficulty balance. The player needed to be fast enough and responsive enough to keep the game fun for the user, but initially the ships were too slow to ever catch the player, even after many generations of evolution. My first attempt to fix this was simply to increase the engine power of the ships, but the GA is difficult to simply tweak in this manner, because it is delicately balanced. The issue here is that the more powerful the engines are, the more accurate the structure of the ship needs to be in order to show the required behaviour. This includes aspects like the placement of the engines, the balance of the mass and the startEngageAngle and rangeEngageAngle values of all of the engines. In the extreme, if the engines are too powerful, then an engine engaging </text:span><text:soft-page-break/><text:span text:style-name="T1">at slightly the wrong time, or placed at slightly the wrong angle causes the ship to spin out of control. Creating a problem that is very hard for the GA to solve creates a vanishing sweet spot (an idea I will talk about later in this dissertation.) </text:span></text:p>
      <text:p text:style-name="P1"/>
      <text:p text:style-name="P1">The solution I found in the end was to change the player controls such that the input does not affect the acceleration of the ship, but instead directly affects its velocity. This makes the player able to turn almost instantly, giving them a niche advantage over the ships and therefore allowing me to reduce their speed limit. This created much more fun game-play, because the players had an advantage in the handling of their character, but a dis-advantage in speed. </text:p>
      <text:p text:style-name="P1"/>
      <text:p text:style-name="P1">Next I constructed the arena pictured in my design. However, in my design, I proposed to have the ships spawn in the arena with the player. For reasons I will discuss in my evaluation, I decided that it is important to keep the testing environment in the scene to evaluate the ships. A screen shot of the arena I ended up with can be seen in figure 4.6.</text:p>
      <text:p text:style-name="P1"/>
      <text:p text:style-name="P4"><draw:frame draw:style-name="fr3" draw:name="graphics6" text:anchor-type="paragraph" svg:width="17cm" svg:height="10.167cm" draw:z-index="5"><draw:image xlink:href="Pictures/20000007000074FF000045F9F0974227.svm" xlink:type="simple" xlink:show="embed" xlink:actuate="onLoad"/></draw:frame>Figure 4.6 (Image showing the arena layout)</text:p>
      <text:p text:style-name="P1"/>
      <text:p text:style-name="P1">The right hand side of the image should be recognizable from the design. The player(s) are boxed in by four walls (they can not pass through the green line in the top left). The player(s) can not actually see the testing path, as it is covered up in the game, so effectively the player(s) see that line as if it were a portal that the spaceships are flying through during the level. The red dots are still also spawn points for ships, however, each one spawns a copy of the best ship so far at the beginning of a round. This only happens after the first generation (because until then there is no best so far); before the first generation has passed, the spawn points spawn a random ship at the <text:soft-page-break/>beginning of the round. The spawn point for the majority of the ships is still the bottom left of the testing path. This means that ships that reach the arena are clearly capable enough to navigate the path, but also it means that when the player(s) collects all the orbs and the next generation begins, the player(s) will get a short break before being bombarded by opponents again. The effect of this is that enemies come in waves, providing a further incentive for the player to collect all the orbs every level in order to stop being chased for a short while. Having periods of intense difficulty contrasting with calmer periods, I believe adds a level of excitement to the game.</text:p>
      <text:p text:style-name="P1"/>
      <text:p text:style-name="P1">Now that I had a working game, I was able to test it and tweak it until it was, in my opinion, fun. I changed parameters such as:</text:p>
      <text:list xml:id="list1404185493262615168" text:style-name="L3">
        <text:list-item>
          <text:p text:style-name="P11">The player(s) speed</text:p>
        </text:list-item>
        <text:list-item>
          <text:p text:style-name="P11">The engine power</text:p>
        </text:list-item>
        <text:list-item>
          <text:p text:style-name="P11">The maximum angle offset of ship chromosome node's from their parents </text:p>
        </text:list-item>
        <text:list-item>
          <text:p text:style-name="P11">The bloat multiplier</text:p>
        </text:list-item>
        <text:list-item>
          <text:p text:style-name="P11">The mass of the ship blocks and engines</text:p>
        </text:list-item>
        <text:list-item>
          <text:p text:style-name="P11">The angular drag of the blocks</text:p>
        </text:list-item>
        <text:list-item>
          <text:p text:style-name="P11">The linear drag of the blocks</text:p>
        </text:list-item>
        <text:list-item>
          <text:p text:style-name="P11">The chance of a random chromosome node having a child node</text:p>
        </text:list-item>
        <text:list-item>
          <text:p text:style-name="P11">The maximum tree depth of a ship chromosome</text:p>
        </text:list-item>
        <text:list-item>
          <text:p text:style-name="P11">The fuel cost</text:p>
        </text:list-item>
        <text:list-item>
          <text:p text:style-name="P11">The probability of mutation (what percentage of each generation is mutated on average)</text:p>
        </text:list-item>
        <text:list-item>
          <text:p text:style-name="P11">The stillness cost (as discussed above)</text:p>
        </text:list-item>
        <text:list-item>
          <text:p text:style-name="P11">The slowness cost (as discussed above)</text:p>
        </text:list-item>
        <text:list-item>
          <text:p text:style-name="P11">The spinning cost (as discussed above)</text:p>
        </text:list-item>
        <text:list-item>
          <text:p text:style-name="P11">The orb multiplier (as discussed above)</text:p>
        </text:list-item>
      </text:list>
      <text:p text:style-name="P1"/>
      <text:p text:style-name="P1">The specific effects of changing these parameters are things I will later evaluate. For now it is worth noting that the game-play is a delicate balance of these many parameters. I can not be certain that I found the optimum combination, nor could I define the success criteria for the optimum combination. However, I spent an extensive amount of time in the development process examining the effects of changing these parameters and finding a combination that I was happy with. </text:p>
      <text:p text:style-name="P1"/>
      <text:p text:style-name="P1"/>
      <text:p text:style-name="P3">4.2 Implementing local multi-player support</text:p>
      <text:p text:style-name="P1">At this point I essentially had a single player experience, but I knew I wanted to make the game local multi-player enabled for the purpose of making it more entertaining to demonstrate. To do this I first worked on supporting multiple controllers, and then implemented a player manager class.</text:p>
      <text:p text:style-name="P1"/>
      <text:p text:style-name="P1">Implementing controller support was relatively easy as this functionality is provided by Unity. I added four copies of the player into the scene and added the functionality <text:soft-page-break/>into the player script to change the input source. </text:p>
      <text:p text:style-name="P1"/>
      <text:p text:style-name="P1">Next I went about ensuring that the camera always focused on the average position of all the players in the game, in euclidean space. To do this I implemented a PlayerManager class that initializes the player set up when the game begins. It is passed a number of players and it provides the functionality to:</text:p>
      <text:list xml:id="list1596867643927556062" text:style-name="L4">
        <text:list-item>
          <text:p text:style-name="P12">Enable the right number of player(s) in the game world</text:p>
        </text:list-item>
        <text:list-item>
          <text:p text:style-name="P12">Calculate the average position of the active player(s)</text:p>
        </text:list-item>
        <text:list-item>
          <text:p text:style-name="P12">Return the player nearest to a certain position in space</text:p>
        </text:list-item>
        <text:list-item>
          <text:p text:style-name="P12">Manage the number of lives that the player(s) have left</text:p>
        </text:list-item>
        <text:list-item>
          <text:p text:style-name="P12">Manage the score of the player(s)</text:p>
        </text:list-item>
      </text:list>
      <text:p text:style-name="P1"/>
      <text:p text:style-name="P1">The player manager oversees the game flow in a sense by making sure that when the player(s) run out of lives, the end game scene is triggered, and when the player(s) collect all the orbs, the next generation is spawned. </text:p>
      <text:p text:style-name="P1"/>
      <text:p text:style-name="P1">One problem I had to solve when implementing multi-player support was the fact that the ships did not automatically choose the best target. Instead the ships always chose the player closest to them as soon as they ran out of way-points, and then chased that player for the rest of their lifetime. This was a problem, because often large groups of ships would enter the world at once, which meant that one player would be targeted by all of them. To fix this, I implemented a system where by every three seconds (a config parameter) every ship would re-evaluate who their closest target was and aim for that, hence the need to be able to “return the player nearest to a certain position.”</text:p>
      <text:p text:style-name="P1"/>
      <text:p text:style-name="P1">Finally I implemented the menu system using the standard Unity user interface code provided. The game starts by displaying a menu screen that asks how many players you would like in the game. Then it initializes a game world and passes this number to the player manager. Once the player manager detects that the players have run out of lives it ends the game and initializes an end game screen that displays the number of players that were in the game and their final score. The end game screen also offers the ability to go back to the menu screen. The player can quit the game at any point by pressing the escape key on the keyboard, or the back key on a controller. </text:p>
      <text:p text:style-name="P1"/>
      <text:p text:style-name="P3">References: </text:p>
      <text:p text:style-name="P1"/>
      <text:p text:style-name="P1">[1] Unity website</text:p>
      <text:p text:style-name="P1"/>
      <text:p text:style-name="P1">[2] Sims, K. (1994). "Evolving 3D morphology and behavior by competition." Artificial life 1(4):353-372.</text:p>
      <text:p text:style-name="P1"/>
      <text:p text:style-name="P1">[3] Preliminary Study of Bloat in Genetic Programming with Behavior-Based Search</text:p>
      <text:p text:style-name="P1"/>
      <text:p text:style-name="P1">[4] Asteroids game</text:p>
      <text:p text:style-name="P1"><text:soft-page-break/></text:p>
      <text:p text:style-name="P1"/>
      <text:p text:style-name="P3">TODO:</text:p>
      <text:p text:style-name="P3"><text:span text:style-name="T1"/></text:p>
      <text:p text:style-name="P3"><text:span text:style-name="T1">- how is overlapping nodes in trees dealt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0T14:53:59.71</meta:creation-date>
    <dc:date>2015-04-17T03:07:35.33</dc:date>
    <dc:creator>Sam Amantea-Collins</dc:creator>
    <meta:editing-duration>P1DT6H47M5S</meta:editing-duration>
    <meta:editing-cycles>68</meta:editing-cycles>
    <meta:generator>OpenOffice/4.0.0$Win32 OpenOffice.org_project/400m3$Build-9702</meta:generator>
    <meta:document-statistic meta:table-count="0" meta:image-count="6" meta:object-count="0" meta:page-count="16" meta:paragraph-count="126" meta:word-count="5768" meta:character-count="33160"/>
  </office:meta>
</office:document-meta>
</file>